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Courier New" fo:font-size="9pt" style:font-size-asian="9pt" style:font-name-complex="Courier New1" style:font-size-complex="9pt"/>
    </style:style>
    <style:style style:name="P3" style:family="paragraph" style:parent-style-name="Normal_20__28_Web_29_"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 style:master-page-name="Standard">
      <style:paragraph-properties fo:margin-top="0.0193in" fo:margin-bottom="0.0193in" fo:line-height="100%" fo:text-align="center" style:justify-single-word="false" style:page-number="auto"/>
      <style:text-properties style:font-name="Times New Roman" fo:font-size="20pt" style:text-underline-style="solid" style:text-underline-width="auto" style:text-underline-color="font-color" fo:font-weight="bold" style:letter-kerning="true" style:font-name-asian="Times New Roman1" style:font-size-asian="20pt" style:font-weight-asian="bold" style:font-name-complex="Times New Roman1" style:font-size-complex="20pt" style:font-weight-complex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style:font-name="Courier New" fo:font-size="9pt" style:font-size-asian="9pt" style:font-name-complex="Courier New1" style:font-size-complex="9pt"/>
    </style:style>
    <style:style style:name="P7" style:family="paragraph" style:parent-style-name="Standard">
      <style:paragraph-properties fo:margin-top="0in" fo:margin-bottom="0in" fo:line-height="100%"/>
      <style:text-properties style:font-name="Courier New" fo:font-size="9pt" style:font-size-asian="9pt" style:font-name-complex="Courier New1" style:font-size-complex="9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font-name-complex="Calibri"/>
    </style:style>
    <style:style style:name="T3" style:family="text">
      <style:text-properties style:font-name="Courier New" fo:font-size="9pt" style:font-size-asian="9pt" style:font-name-complex="Courier New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5 – Open source flash server installation guide</text:p>
      <text:p text:style-name="P3"/>
      <text:p text:style-name="Normal_20__28_Web_29_"><text:span text:style-name="T1">Red5 Installation Procedure for Linux</text:span> </text:p>
      <text:p text:style-name="Normal_20__28_Web_29_">1. Red5 requires <text:s/>Java 1.6 or newer.</text:p>
      <text:p text:style-name="Normal_20__28_Web_29_">Use the following command for CentOS, RedHat to install Java 1.6.0: </text:p>
      <text:p text:style-name="HTML_20_Preformatted">yum -y install java-1.6.0-openjdk java-1.6.0-openjdk-devel</text:p>
      <text:p text:style-name="Normal_20__28_Web_29_">Use the following command for Debian to install Java 1.6.0: </text:p>
      <text:p text:style-name="HTML_20_Preformatted">aptitude install sun-java6-jdk</text:p>
      <text:p text:style-name="HTML_20_Preformatted"/>
      <text:p text:style-name="Standard">2. Download the red5 standalone installation file from the bellow link:</text:p>
      <text:p text:style-name="Standard"><text:a xlink:type="simple" xlink:href="http://trac.red5.org/downloads/1_0/red5-1.0.0-RC1.tar.gz">http://trac.red5.org/downloads/1_0/red5-1.0.0-RC1.tar.gz</text:a></text:p>
      <text:p text:style-name="Standard"><text:line-break/><text:span text:style-name="HTML_20_Code"><text:span text:style-name="T2">To extract the file</text:span></text:span></text:p>
      <text:p text:style-name="Standard"><text:span text:style-name="HTML_20_Code"><text:span text:style-name="T2">tar –zxvf red5-0.9.1.tar.gz</text:span></text:span></text:p>
      <text:p text:style-name="Standard">mv <text:span text:style-name="HTML_20_Code"><text:span text:style-name="T2">red5-0.9.1 /usr/share/red5</text:span></text:span></text:p>
      <text:p text:style-name="Standard">cd /usr/share/red5</text:p>
      <text:p text:style-name="P5">To run the red5 server: </text:p>
      <text:p text:style-name="Standard">chmod +x red5.sh</text:p>
      <text:p text:style-name="Standard">./red5.sh</text:p>
      <text:p text:style-name="P5">To add the script in startup on debian:</text:p>
      <text:p text:style-name="Standard">vi /etc/init.d/red5 <text:line-break/></text:p>
      <text:p text:style-name="P2">#</text:p>
      <text:p text:style-name="P2">#!/bin/sh -e</text:p>
      <text:p text:style-name="P2">#</text:p>
      <text:p text:style-name="P2"># Startup script for Red5</text:p>
      <text:p text:style-name="P2"/>
      <text:p text:style-name="P2">export RED5_HOME=/usr/share/red5</text:p>
      <text:p text:style-name="P2"/>
      <text:p text:style-name="P2">start_red5="$RED5_HOME/red5.sh start"</text:p>
      <text:p text:style-name="P2">stop_red5="$RED5_HOME/red5-shutdown.sh stop"</text:p>
      <text:p text:style-name="P2"/>
      <text:p text:style-name="P2">start() {</text:p>
      <text:p text:style-name="P2"><text:s text:c="8"/>echo -n "Starting Red5: "</text:p>
      <text:p text:style-name="P2"><text:s text:c="8"/>${start_red5}</text:p>
      <text:p text:style-name="P2"><text:s text:c="8"/>echo "done."</text:p>
      <text:p text:style-name="P2">}</text:p>
      <text:p text:style-name="P2">stop() {</text:p>
      <text:p text:style-name="P2"><text:s text:c="8"/>echo -n "Shutting down Red5: "</text:p>
      <text:p text:style-name="P2"><text:s text:c="8"/>${stop_red5}</text:p>
      <text:p text:style-name="P2"><text:s text:c="8"/>echo "done."</text:p>
      <text:p text:style-name="P2">}</text:p>
      <text:p text:style-name="P2"/>
      <text:p text:style-name="P2">case "$1" in</text:p>
      <text:p text:style-name="P2"><text:s text:c="2"/>start)</text:p>
      <text:p text:style-name="P2"><text:s text:c="8"/>start</text:p>
      <text:p text:style-name="P2"><text:s text:c="8"/>;;</text:p>
      <text:p text:style-name="P2"><text:s text:c="2"/>stop)</text:p>
      <text:p text:style-name="P2"><text:s text:c="8"/>stop</text:p>
      <text:p text:style-name="P2"><text:s text:c="8"/>;;</text:p>
      <text:p text:style-name="P2"><text:s text:c="2"/>restart)</text:p>
      <text:p text:style-name="P2"><text:s text:c="8"/>stop</text:p>
      <text:p text:style-name="P2"><text:s text:c="8"/>sleep 10</text:p>
      <text:p text:style-name="P2"><text:s text:c="8"/>start</text:p>
      <text:p text:style-name="P2"><text:soft-page-break/><text:s text:c="8"/>;;</text:p>
      <text:p text:style-name="P2"><text:s text:c="2"/>*)</text:p>
      <text:p text:style-name="P2"><text:s text:c="8"/>echo "Usage: $0 {start|stop|restart}"</text:p>
      <text:p text:style-name="P2">esac</text:p>
      <text:p text:style-name="P2"/>
      <text:p text:style-name="P2">exit 0</text:p>
      <text:p text:style-name="P2"/>
      <text:p text:style-name="P2"/>
      <text:p text:style-name="Standard"/>
      <text:p text:style-name="Standard">Then save the file as executable:<text:line-break/>chmod +x /etc/init.d/red5<text:line-break/><text:line-break/>To update the startup scripts:<text:line-break/>update-rc.d red5 defaults</text:p>
      <text:p text:style-name="Standard">To start and stop the service:<text:line-break/>/etc/init.d/red5 start<text:line-break/>/etc/init.d/red5 stop</text:p>
      <text:p text:style-name="Standard">To add the script in startup on CentOS, RedHat:</text:p>
      <text:p text:style-name="Standard">chkconfig red5 on<text:line-break/>service red5 start</text:p>
      <text:p text:style-name="Standard"/>
      <text:p text:style-name="Standard">Software configuration for connecting the red5 server:</text:p>
      <text:p text:style-name="P1">Configure the url of the Red5 server in <text:s text:c="2"/>/tools/config/conf.xml file as follows; <text:line-break/>Ex:- <text:line-break/><text:span text:style-name="T3">&lt;conf&gt;</text:span></text:p>
      <text:p text:style-name="P2">&lt;url&gt;rtmp://IPAddress:Port/live&lt;/url&gt;</text:p>
      <text:p text:style-name="P6">&lt;/conf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</meta:initial-creator>
    <dc:creator>ahis </dc:creator>
    <meta:editing-cycles>3</meta:editing-cycles>
    <meta:creation-date>2012-02-03T09:59:00</meta:creation-date>
    <dc:date>2012-03-19T17:50:10.54</dc:date>
    <meta:editing-duration>PT1M28S</meta:editing-duration>
    <meta:generator>OpenOffice.org/3.3$Win32 OpenOffice.org_project/330m20$Build-9567</meta:generator>
    <meta:document-statistic meta:table-count="0" meta:image-count="0" meta:object-count="0" meta:page-count="2" meta:paragraph-count="59" meta:word-count="219" meta:character-count="16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